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style:text-underline-style="solid" style:text-underline-width="auto" style:text-underline-color="font-color" officeooo:rsid="0030bd8b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officeooo:rsid="01518117" officeooo:paragraph-rsid="01518117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text-properties style:font-name="Corbel" fo:language="zxx" fo:country="none" style:text-underline-style="solid" style:text-underline-width="auto" style:text-underline-color="font-color" officeooo:rsid="01518117" officeooo:paragraph-rsid="01518117" style:language-asian="zxx" style:country-asian="none" style:language-complex="zxx" style:country-complex="none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5808" officeooo:paragraph-rsid="0134ce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cee3" officeooo:paragraph-rsid="0134ce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b462a" officeooo:paragraph-rsid="014b462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18117" officeooo:paragraph-rsid="0152b4b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b4b4" officeooo:paragraph-rsid="0152b4b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b4b4" officeooo:paragraph-rsid="0152d3c2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b4b4" officeooo:paragraph-rsid="0154c46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d3c2" officeooo:paragraph-rsid="0152d3c2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d3c2" officeooo:paragraph-rsid="0154c46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492a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4c46a" officeooo:paragraph-rsid="0154c46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52ae73" officeooo:paragraph-rsid="0050d097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110ff5b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1518117" officeooo:paragraph-rsid="01518117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1518117" officeooo:paragraph-rsid="0152b4b4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033c1fa" officeooo:paragraph-rsid="0152b4b4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2d3c2" officeooo:paragraph-rsid="0152d3c2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492a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5fa0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5fa08" officeooo:paragraph-rsid="01572e6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572e61" officeooo:paragraph-rsid="01572e6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115bb90"/>
    </style:style>
    <style:style style:name="T3" style:family="text">
      <style:text-properties style:font-style-asian="italic" style:font-style-complex="italic"/>
    </style:style>
    <style:style style:name="T4" style:family="text">
      <style:text-properties style:text-line-through-style="none" style:text-line-through-type="none" officeooo:rsid="0033c1fa" style:text-blinking="false" loext:padding="0in" loext:border="none"/>
    </style:style>
    <style:style style:name="T5" style:family="text">
      <style:text-properties officeooo:rsid="0152b4b4"/>
    </style:style>
    <style:style style:name="T6" style:family="text">
      <style:text-properties officeooo:rsid="0152d3c2"/>
    </style:style>
    <style:style style:name="T7" style:family="text">
      <style:text-properties officeooo:rsid="0155fa08"/>
    </style:style>
    <style:style style:name="T8" style:family="text">
      <style:text-properties officeooo:rsid="0033c1fa"/>
    </style:style>
    <style:style style:name="T9" style:family="text">
      <style:text-properties officeooo:rsid="01572e61"/>
    </style:style>
    <style:style style:name="T10" style:family="text">
      <style:text-properties officeooo:rsid="0157511c"/>
    </style:style>
    <style:style style:name="T11" style:family="text">
      <style:text-properties officeooo:rsid="0158c8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</text:span><text:span text:style-name="T1">asy German Phrase Book</text:span></text:p>
      <text:p text:style-name="P1"/>
      <text:p text:style-name="P3">Colors</text:p>
      <text:p text:style-name="P16"/>
      <text:p text:style-name="P16"/>
      <text:p text:style-name="P16"/>
      <text:p text:style-name="P16"/>
      <text:p text:style-name="P17">Gold, <text:s text:c="4"/><text:tab/>Blau,<text:tab/><text:tab/>Lila,<text:tab/><text:tab/>Hellblau, <text:tab/>Weiß, <text:tab/><text:tab/>Rot, <text:tab/><text:tab/>Violett, <text:tab/></text:p>
      <text:p text:style-name="P17">[ gold ]<text:tab/><text:tab/>[ blaw ]<text:tab/><text:tab/>[ lila ]<text:tab/><text:tab/>[ ħelblaw ]<text:tab/>[ vajs ]<text:tab/><text:tab/>[ rot ]<text:tab/><text:tab/>[ vjolet ]</text:p>
      <text:p text:style-name="P17">Gold <text:s/><text:tab/><text:tab/>Blue <text:s/><text:tab/><text:tab/>Purple <text:s/><text:tab/><text:tab/>Light Blue <text:s/><text:tab/>White<text:tab/><text:tab/>Red<text:tab/><text:tab/>Violet</text:p>
      <text:p text:style-name="P17"/>
      <text:p text:style-name="P17">Schwarz, <text:tab/>Rosa, <text:tab/><text:tab/>Grau, <text:tab/><text:tab/>Grün, <text:tab/><text:tab/>Braun, <text:tab/><text:tab/>Silber</text:p>
      <text:p text:style-name="P17">[ xvaz ]<text:tab/><text:tab/>[ roża ]<text:tab/><text:tab/>[ graw ]<text:tab/><text:tab/>[ grun ]<text:tab/><text:tab/>[ brawn ]<text:tab/>[ żeb<text:span text:style-name="T5">a</text:span>a ]</text:p>
      <text:p text:style-name="P18">Black<text:tab/><text:tab/>Pink<text:tab/><text:tab/>Grey<text:tab/><text:tab/>Green<text:tab/><text:tab/>Brown<text:tab/><text:tab/>Silver</text:p>
      <text:p text:style-name="P7"><text:span text:style-name="T4"/></text:p>
      <text:p text:style-name="P19">_________________________________________________________________________________________________</text:p>
      <text:p text:style-name="P6"><text:s/></text:p>
      <text:p text:style-name="P8">Welche Farbe hat dieses Zeichen?<text:tab/><text:tab/><text:tab/><text:tab/><text:span text:style-name="T6">W</text:span>hat color is this symbol?</text:p>
      <text:p text:style-name="P8"/>
      <text:p text:style-name="P10">[ veħje <text:s text:c="2"/>fabe <text:s text:c="2"/>ħat <text:s text:c="2"/><text:span text:style-name="T6">diż-iż</text:span> <text:s text:c="2"/>zaj-ħin]</text:p>
      <text:p text:style-name="P8"/>
      <text:p text:style-name="P9">Welche<text:tab/><text:tab/>-&gt;<text:tab/><text:tab/><text:span text:style-name="T6">which<text:tab/><text:tab/><text:tab/><text:tab/>Farbe<text:tab/><text:tab/><text:tab/>-&gt;<text:tab/><text:tab/>color</text:span></text:p>
      <text:p text:style-name="P11">[ veħ-je<text:tab/>]<text:tab/><text:tab/><text:tab/><text:tab/><text:tab/><text:tab/><text:tab/>[ fa-be ]</text:p>
      <text:p text:style-name="P11"/>
      <text:p text:style-name="P11">hat<text:tab/><text:tab/>-&gt;<text:tab/><text:tab/>has<text:tab/><text:tab/><text:tab/><text:tab/>dieses<text:tab/><text:tab/><text:tab/>-&gt;<text:tab/><text:tab/>this</text:p>
      <text:p text:style-name="P12">[ ħat ]<text:tab/><text:tab/><text:tab/><text:tab/><text:tab/><text:tab/><text:tab/><text:tab/>[ diż-iż ]</text:p>
      <text:p text:style-name="P11"/>
      <text:p text:style-name="P9">Zeichen<text:tab/>-&gt;<text:tab/><text:tab/><text:span text:style-name="T6">sign</text:span></text:p>
      <text:p text:style-name="P11">[ zaj-ħin ]</text:p>
      <text:p text:style-name="P9"/>
      <text:p text:style-name="P9"/>
      <text:p text:style-name="P11">Ist der Cartoon in Farbe?<text:tab/><text:tab/><text:tab/><text:tab/><text:tab/>Is the cartoon in color?</text:p>
      <text:p text:style-name="P11">[ ist der <text:s/>kartun in fabe? ]</text:p>
      <text:p text:style-name="P11"/>
      <text:p text:style-name="P11"/>
      <text:p text:style-name="P11">Ist diese Fernsehshow in Farbe?<text:tab/><text:tab/><text:tab/><text:tab/>Is this television show in color?</text:p>
      <text:p text:style-name="P11">[ ist di-że <text:s/>fenżi-xow in fabe? ]</text:p>
      <text:p text:style-name="P11"/>
      <text:p text:style-name="P11"/>
      <text:p text:style-name="P11">Das is ein roter Stift.<text:tab/><text:tab/><text:tab/><text:tab/><text:tab/><text:tab/>This is a red pen.</text:p>
      <text:p text:style-name="P11">[ das is ajn ro-ta xtift ]</text:p>
      <text:p text:style-name="P11"/>
      <text:p text:style-name="P14">Dieses Blatt Papier ist blau.<text:tab/><text:tab/><text:tab/><text:tab/><text:tab/>This sheet of paper is blue.</text:p>
      <text:p text:style-name="P14">[ diż-iż <text:s/>blat pa-pir <text:s/>ist blaw ]</text:p>
      <text:p text:style-name="P14"/>
      <text:p text:style-name="P14">Blatt <text:tab/><text:tab/>-&gt;<text:tab/><text:tab/>sheet<text:tab/><text:tab/><text:tab/><text:tab/>Papier<text:tab/><text:tab/>-&gt; <text:tab/>paper</text:p>
      <text:p text:style-name="P14">[ blat ]<text:tab/><text:tab/><text:tab/><text:tab/><text:tab/><text:tab/><text:tab/><text:tab/>[ papir ]</text:p>
      <text:p text:style-name="P22"><text:soft-page-break/>Welche Farbe hat das Auto?</text:p>
      <text:p text:style-name="P22"/>
      <text:p text:style-name="P22">Welche Farbe hat deine Kleidung?</text:p>
      <text:p text:style-name="P22"/>
      <text:p text:style-name="P22">Ist das die richtige Farbe?</text:p>
      <text:p text:style-name="P22"/>
      <text:p text:style-name="P22">Welche Fabe hat dei Ampel?</text:p>
      <text:p text:style-name="P22"/>
      <text:p text:style-name="P22">Bedeutet diese Farbe Gefahr?</text:p>
      <text:p text:style-name="P22"/>
      <text:p text:style-name="P22">Dieser Vogel ist rot.</text:p>
      <text:p text:style-name="P22"/>
      <text:p text:style-name="P22">Welche Farbe hat das Tier?</text:p>
      <text:p text:style-name="P22"/>
      <text:p text:style-name="P22">Der Himmel ist blau.</text:p>
      <text:p text:style-name="P22"/>
      <text:p text:style-name="P22">Die Wolken sind weiß.</text:p>
      <text:p text:style-name="P22"/>
      <text:p text:style-name="P22">Diese Farbe ist blau.</text:p>
      <text:p text:style-name="P22"/>
      <text:p text:style-name="P22">Drücke den roten Knopf.</text:p>
      <text:p text:style-name="P22"/>
      <text:p text:style-name="P22">Drücke den roten Knopf nicht.</text:p>
      <text:p text:style-name="P22"/>
      <text:p text:style-name="P22">Schwarz ubd Weiß.</text:p>
      <text:p text:style-name="P22"/>
      <text:p text:style-name="P22">Schau dir all die Farben an.</text:p>
      <text:p text:style-name="P22"/>
      <text:p text:style-name="P22">Ist das ein Harbfernseher?</text:p>
      <text:p text:style-name="P22"/>
      <text:p text:style-name="P22">Welche Farbe siehst du?</text:p>
      <text:p text:style-name="P22"/>
      <text:p text:style-name="P22">Kann ich die Farbe Blau haben?</text:p>
      <text:p text:style-name="P22"/>
      <text:p text:style-name="P22">Welche Faben haben Sie für den Rahmen?</text:p>
      <text:p text:style-name="P22"/>
      <text:p text:style-name="P22">Geh nicht, bis die die Fabe grün ist.</text:p>
      <text:p text:style-name="P22"/>
      <text:p text:style-name="P22">Farbstifts.</text:p>
      <text:p text:style-name="P22"/>
      <text:p text:style-name="P22">Malstifte.</text:p>
      <text:p text:style-name="P22"/>
      <text:p text:style-name="P22">Der Edding ist schwarz.</text:p>
      <text:p text:style-name="P22"/>
      <text:p text:style-name="P23">Haben Sie das auch in einer <text:span text:style-name="T9">anderen</text:span> Farbe?</text:p>
      <text:p text:style-name="P22"/>
      <text:p text:style-name="P22">Haben Sie das auch in einer dunkleren Farbe?</text:p>
      <text:p text:style-name="P22"><text:soft-page-break/></text:p>
      <text:p text:style-name="P22">Haben Sie das auch in einer helleren Farben?</text:p>
      <text:p text:style-name="P22"/>
      <text:p text:style-name="P24">Können Sin mein Haus blau streichen?</text:p>
      <text:p text:style-name="P24"/>
      <text:p text:style-name="P24">Können Sie mein Auto mit derselben Farbe lackieren?</text:p>
      <text:p text:style-name="P24"/>
      <text:p text:style-name="P24">Die Flagge hat drei verschiedene Farben.</text:p>
      <text:p text:style-name="P24"/>
      <text:p text:style-name="P24">Ist die Farbe der Flagge rot?</text:p>
      <text:p text:style-name="P13"/>
      <text:p text:style-name="P13"/>
      <text:p text:style-name="P13"/>
      <text:p text:style-name="P13">_________________________________________________________________________________________________</text:p>
      <text:p text:style-name="P4"/>
      <text:p text:style-name="P5"><text:s text:c="2"/></text:p>
      <text:p text:style-name="P15"><text:span text:style-name="T3">Ż ż<text:tab/></text:span>Ħ ħ <text:tab/>Ċ ċ<text:tab/>Ġ ġ <text:tab/>Ä ä<text:tab/>Ö ö<text:tab/>Ü ü 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7-14T19:38:14.330962540</dc:date>
    <meta:editing-duration>P1DT2H46M5S</meta:editing-duration>
    <meta:editing-cycles>158</meta:editing-cycles>
    <meta:generator>LibreOffice/24.2.4.2$Linux_X86_64 LibreOffice_project/420$Build-2</meta:generator>
    <meta:document-statistic meta:table-count="0" meta:image-count="0" meta:object-count="0" meta:page-count="3" meta:paragraph-count="60" meta:word-count="363" meta:character-count="2087" meta:non-whitespace-character-count="1649"/>
  </office:meta>
</office:document-meta>
</file>